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247cm" style:contextual-spacing="false" fo:line-height="115%"/>
      <style:text-properties fo:font-size="16pt" style:font-size-asian="16pt" style:font-size-complex="16pt"/>
    </style:style>
    <style:style style:name="P2" style:family="paragraph" style:parent-style-name="Text_20_body">
      <style:text-properties fo:font-size="16pt" officeooo:paragraph-rsid="0021b11f" style:font-size-asian="16pt" style:font-size-complex="16pt"/>
    </style:style>
    <style:style style:name="P3" style:family="paragraph" style:parent-style-name="Text_20_body">
      <style:text-properties fo:font-size="10pt" officeooo:paragraph-rsid="0021b11f" style:font-size-asian="10pt" style:font-size-complex="10pt"/>
    </style:style>
    <style:style style:name="P4" style:family="paragraph" style:parent-style-name="Horizontal_20_Line">
      <style:paragraph-properties fo:margin-top="0cm" fo:margin-bottom="0.247cm" style:contextual-spacing="false" fo:line-height="115%"/>
      <style:text-properties fo:font-size="16pt" style:font-size-asian="16pt" style:font-size-complex="16pt"/>
    </style:style>
    <style:style style:name="P5" style:family="paragraph" style:parent-style-name="Heading_20_3">
      <style:paragraph-properties fo:margin-top="0cm" fo:margin-bottom="0.247cm" style:contextual-spacing="false" fo:line-height="115%" fo:break-before="page"/>
      <style:text-properties fo:font-size="16pt" style:font-size-asian="16pt" style:font-size-complex="16pt"/>
    </style:style>
    <style:style style:name="P6" style:family="paragraph" style:parent-style-name="Text_20_body">
      <style:text-properties fo:font-size="16pt" officeooo:paragraph-rsid="00241e07" style:font-size-asian="16pt" style:font-size-complex="16pt"/>
    </style:style>
    <style:style style:name="P7" style:family="paragraph" style:parent-style-name="Text_20_body">
      <style:paragraph-properties fo:break-before="page"/>
      <style:text-properties fo:font-size="10pt" officeooo:paragraph-rsid="0021b11f" style:font-size-asian="10pt" style:font-size-complex="10pt"/>
    </style:style>
    <style:style style:name="P8" style:family="paragraph" style:parent-style-name="Text_20_body">
      <style:text-properties fo:font-size="16pt" style:font-size-asian="16pt" style:font-size-complex="16pt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font-size="16pt" style:font-size-asian="16pt" style:font-size-complex="16pt"/>
    </style:style>
    <style:style style:name="P10" style:family="paragraph" style:parent-style-name="Text_20_body" style:list-style-name="L1">
      <style:text-properties fo:font-size="16pt" style:font-size-asian="16pt" style:font-size-complex="16pt"/>
    </style:style>
    <style:style style:name="P11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Part 1: Multiple Choice Questions (10 Domande a Risposta Multipla)</text:span></text:span></text:h>
      <text:p text:style-name="P2"><text:span text:style-name="Strong_20_Emphasis"><text:span text:style-name="T1">1. Where was Babylonia located?</text:span></text:span><text:span text:style-name="T1"> </text:span></text:p>
      <text:p text:style-name="P3">A) Next to the Nile River</text:p>
      <text:p text:style-name="P3">B) In the land between the Tigris and the Euphrates rivers</text:p>
      <text:p text:style-name="P3">C) In modern-day Paris </text:p>
      <text:p text:style-name="P3">D) In Anatolia</text:p>
      <text:p text:style-name="P2"><text:span text:style-name="Strong_20_Emphasis"><text:span text:style-name="T1">2. How many laws did the Code of Hammurabi contain?</text:span></text:span></text:p>
      <text:p text:style-name="P3">A) 100</text:p>
      <text:p text:style-name="P3">B) 282</text:p>
      <text:p text:style-name="P3">C) 150 </text:p>
      <text:p text:style-name="P3">D) 539</text:p>
      <text:p text:style-name="P2"><text:span text:style-name="Strong_20_Emphasis"><text:span text:style-name="T1">3. What kind of writing was used for the Code of Hammurabi?</text:span></text:span></text:p>
      <text:p text:style-name="P3">A) Hieroglyphics</text:p>
      <text:p text:style-name="P3">B) Cuneiform</text:p>
      <text:p text:style-name="P3">C) Latin </text:p>
      <text:p text:style-name="P3">D) Greek</text:p>
      <text:p text:style-name="P2"><text:span text:style-name="Strong_20_Emphasis"><text:span text:style-name="T1">4. Where is the big stone with the Code of Hammurabi kept today?</text:span></text:span></text:p>
      <text:p text:style-name="P3">A) The Louvre Museum in Paris</text:p>
      <text:p text:style-name="P3">B) In modern-day Iran</text:p>
      <text:p text:style-name="P3">C) In Hattusa </text:p>
      <text:p text:style-name="P3">D) In Nineveh</text:p>
      <text:p text:style-name="P2"><text:span text:style-name="Strong_20_Emphasis"><text:span text:style-name="T1">5. How did the Babylonians mark the beginning of each month in their calendar?</text:span></text:span><text:span text:style-name="T1"> </text:span></text:p>
      <text:p text:style-name="P3">A) With a solar eclipse</text:p>
      <text:p text:style-name="P3">B) With the new Moon</text:p>
      <text:p text:style-name="P3">C) With a shooting star </text:p>
      <text:p text:style-name="P3">D) With the full Moon</text:p>
      <text:p text:style-name="P2"><text:span text:style-name="Strong_20_Emphasis"><text:span text:style-name="T1">6. What color was the famous Ishtar Gate?</text:span></text:span></text:p>
      <text:p text:style-name="P3">A) Green</text:p>
      <text:p text:style-name="P3">B) Red</text:p>
      <text:p text:style-name="P3">C) Blue </text:p>
      <text:p text:style-name="P3">D) Yellow</text:p>
      <text:p text:style-name="P2"><text:span text:style-name="Strong_20_Emphasis"><text:span text:style-name="T1">7. Where did the Assyrians live?</text:span></text:span><text:span text:style-name="T1"> </text:span></text:p>
      <text:p text:style-name="P3">A) Anatolia</text:p>
      <text:p text:style-name="P3">B) Southern Egypt</text:p>
      <text:p text:style-name="P3">C) Northern Iraq </text:p>
      <text:p text:style-name="P3">D) Iran</text:p>
      <text:p text:style-name="P2"><text:soft-page-break/><text:span text:style-name="Strong_20_Emphasis"><text:span text:style-name="T1">8. What material did the Hittites use to make strong weapons?</text:span></text:span></text:p>
      <text:p text:style-name="P3">A) Bronze</text:p>
      <text:p text:style-name="P3">B) Iron</text:p>
      <text:p text:style-name="P3">C) Stone </text:p>
      <text:p text:style-name="P3">D) Clay</text:p>
      <text:p text:style-name="P2"><text:span text:style-name="Strong_20_Emphasis"><text:span text:style-name="T1">9. Who was the Persian king that conquered Babylon in 539 BCE?</text:span></text:span></text:p>
      <text:p text:style-name="P3">A) Ashurbanipal</text:p>
      <text:p text:style-name="P3">B) Cyrus the Great</text:p>
      <text:p text:style-name="P3">C) Hammurabi </text:p>
      <text:p text:style-name="P3">D) Adad</text:p>
      <text:p text:style-name="P2"><text:span text:style-name="Strong_20_Emphasis"><text:span text:style-name="T1">10. Which group of people moved into Mesopotamia and became rulers during the Old Babylonian period?</text:span></text:span><text:span text:style-name="T1"> </text:span></text:p>
      <text:p text:style-name="P3">A) Amorites</text:p>
      <text:p text:style-name="P3">B) Akkadians</text:p>
      <text:p text:style-name="P3">C) Hittites </text:p>
      <text:p text:style-name="P3">D) Assyrians</text:p>
      <text:p text:style-name="P4"/>
      <text:h text:style-name="P5" text:outline-level="3"><text:span text:style-name="Strong_20_Emphasis">Part 2: Open-Ended Questions (10 Domande a Risposta Aperta)</text:span></text:h>
      <text:p text:style-name="P2"><text:span text:style-name="Strong_20_Emphasis"><text:span text:style-name="T1">11.</text:span></text:span><text:span text:style-name="T1"> Which modern countries cover the area where Babylonia used to be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12.</text:span></text:span><text:span text:style-name="T1"> What was the main goal of Hammurabi when he created his code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13.</text:span></text:span><text:span text:style-name="T1"> According to the Code of Hammurabi, what happened to a person if they stole something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14.</text:span></text:span><text:span text:style-name="T1"> Why is the Code of Hammurabi considered so important for world history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15.</text:span></text:span><text:span text:style-name="T1"> What were some of the key things the Babylonians studied and observed in astronomy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16.</text:span></text:span><text:span text:style-name="T1"> Describe what the Hanging Gardens of Babylon actually looked like.</text:span></text:p>
      <text:p text:style-name="P6"><text:span text:style-name="Strong_20_Emphasis"><text:span text:style-name="T1"/></text:span></text:p>
      <text:p text:style-name="P6"><text:span text:style-name="Strong_20_Emphasis"><text:span text:style-name="T1"/></text:span></text:p>
      <text:p text:style-name="P6"><text:span text:style-name="Strong_20_Emphasis"><text:span text:style-name="T1">17.</text:span></text:span><text:span text:style-name="T1"> What animals were pictured on the Ishtar Gate and what did they symbolize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18.</text:span></text:span><text:span text:style-name="T1"> What military advantages allowed the Assyrians to create a large empire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19.</text:span></text:span><text:span text:style-name="T1"> What important achievement did the Assyrian king Ashurbanipal leave for people to learn about history, stories, and science?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20.</text:span></text:span><text:span text:style-name="T1"> What major historical event related to peace are the Hittites known for?</text:span></text:p>
      <text:p text:style-name="P7"/>
      <text:h text:style-name="P1" text:outline-level="3"><text:span text:style-name="Strong_20_Emphasis">Part 3: True or False (10 Domande Vero/Falso)</text:span></text:h>
      <text:p text:style-name="P2"><text:span text:style-name="Strong_20_Emphasis">21.</text:span> The Code of Hammurabi was lost for thousands of years before being found in 1901.</text:p>
      <text:p text:style-name="P2"><text:span text:style-name="Strong_20_Emphasis"/></text:p>
      <text:p text:style-name="P2"><text:span text:style-name="Strong_20_Emphasis">22.</text:span> The Babylonian calendar had 12 months, just like ours.</text:p>
      <text:p text:style-name="P2"><text:span text:style-name="Strong_20_Emphasis"/></text:p>
      <text:p text:style-name="P2"><text:span text:style-name="Strong_20_Emphasis">23.</text:span> The Hanging Gardens of Babylon were actually hanging from the city walls.</text:p>
      <text:p text:style-name="P2"><text:span text:style-name="Strong_20_Emphasis"/></text:p>
      <text:p text:style-name="P2"><text:span text:style-name="Strong_20_Emphasis">24.</text:span> The bull on the Ishtar Gate was the sacred animal of the god Adad.</text:p>
      <text:p text:style-name="P2"><text:span text:style-name="Strong_20_Emphasis"/></text:p>
      <text:p text:style-name="P2"><text:span text:style-name="Strong_20_Emphasis">25.</text:span> Hattusa was the most famous city of the Assyrians.</text:p>
      <text:p text:style-name="P2"><text:span text:style-name="Strong_20_Emphasis"/></text:p>
      <text:p text:style-name="P2"><text:span text:style-name="Strong_20_Emphasis">26.</text:span> The Hittites signed one of the first peace treaties in history after a battle with Egypt.</text:p>
      <text:p text:style-name="P2"><text:span text:style-name="Strong_20_Emphasis"/></text:p>
      <text:p text:style-name="P2"><text:span text:style-name="Strong_20_Emphasis">27.</text:span> The Assyrians divided their land into provinces to collect taxes and keep order.</text:p>
      <text:p text:style-name="P6"><text:span text:style-name="Strong_20_Emphasis"/></text:p>
      <text:p text:style-name="P6"><text:span text:style-name="Strong_20_Emphasis">28.</text:span> The First Babylonian Empire is also known as the Neo-Babylonian Empire.</text:p>
      <text:p text:style-name="P6"><text:span text:style-name="Strong_20_Emphasis"/></text:p>
      <text:p text:style-name="P6"><text:span text:style-name="Strong_20_Emphasis">29.</text:span> Many Babylonians spoke Akkadian or similar languages.</text:p>
      <text:p text:style-name="P6"><text:span text:style-name="Strong_20_Emphasis"/></text:p>
      <text:p text:style-name="P6"><text:span text:style-name="Strong_20_Emphasis">30.</text:span> King Hammurabi was part of the Amorites.</text:p>
      <text:h text:style-name="P5" text:outline-level="3"><text:span text:style-name="Strong_20_Emphasis"><text:span text:style-name="T2">Answer Key (Chiavi di Risposta)</text:span></text:span></text:h>
      <text:p text:style-name="P8"><text:span text:style-name="Strong_20_Emphasis"><text:span text:style-name="T2">Multiple Choice:</text:span></text:span></text:p>
      <text:list text:style-name="L1">
        <text:list-item>
          <text:p text:style-name="P9"><text:span text:style-name="Strong_20_Emphasis"><text:span text:style-name="T2">B</text:span></text:span><text:span text:style-name="T2"> (Babylonia was in the land between two big rivers: the Tigris and the Euphrates). </text:span></text:p>
        </text:list-item>
        <text:list-item>
          <text:p text:style-name="P9"><text:span text:style-name="Strong_20_Emphasis"><text:span text:style-name="T2">B</text:span></text:span><text:span text:style-name="T2"> (It had 282 laws about life, work, trade, family, and justice). </text:span></text:p>
        </text:list-item>
        <text:list-item>
          <text:p text:style-name="P9"><text:span text:style-name="Strong_20_Emphasis"><text:span text:style-name="T2">B</text:span></text:span><text:span text:style-name="T2"> (The writing was cuneiform, the old way of writing on stone or clay). </text:span></text:p>
        </text:list-item>
        <text:list-item>
          <text:p text:style-name="P9"><text:span text:style-name="Strong_20_Emphasis"><text:span text:style-name="T2">A</text:span></text:span><text:span text:style-name="T2"> (Now the stone is in the Louvre Museum in Paris). </text:span></text:p>
        </text:list-item>
        <text:list-item>
          <text:p text:style-name="P9"><text:span text:style-name="Strong_20_Emphasis"><text:span text:style-name="T2">B</text:span></text:span><text:span text:style-name="T2"> (Each month started with the new Moon). </text:span></text:p>
        </text:list-item>
        <text:list-item>
          <text:p text:style-name="P9"><text:span text:style-name="Strong_20_Emphasis"><text:span text:style-name="T2">C</text:span></text:span><text:span text:style-name="T2"> (The gate was blue). </text:span></text:p>
        </text:list-item>
        <text:list-item>
          <text:p text:style-name="P9"><text:span text:style-name="Strong_20_Emphasis"><text:span text:style-name="T2">C</text:span></text:span><text:span text:style-name="T2"> (The Assyrians lived in the north of Mesopotamia, in the area that is today northern Iraq). </text:span></text:p>
        </text:list-item>
        <text:list-item>
          <text:p text:style-name="P9"><text:span text:style-name="Strong_20_Emphasis"><text:span text:style-name="T2">B</text:span></text:span><text:span text:style-name="T2"> (The Hittites were one of the first people to use iron to make weapons). </text:span></text:p>
        </text:list-item>
        <text:list-item>
          <text:p text:style-name="P9"><text:span text:style-name="Strong_20_Emphasis"><text:span text:style-name="T2">B</text:span></text:span><text:span text:style-name="T2"> (In 539 BCE the Persian king Cyrus the Great took Babylon). </text:span></text:p>
        </text:list-item>
        <text:list-item>
          <text:p text:style-name="P10"><text:span text:style-name="Strong_20_Emphasis"><text:span text:style-name="T2">A</text:span></text:span><text:span text:style-name="T2"> (Amorites were a group of people who moved into Mesopotamia and became rulers of Babylon). </text:span></text:p>
        </text:list-item>
      </text:list>
      <text:p text:style-name="P8"><text:span text:style-name="Strong_20_Emphasis"><text:span text:style-name="T2">Open-Ended:</text:span></text:span><text:span text:style-name="T2"> 11. Today this place is mostly in </text:span><text:span text:style-name="Strong_20_Emphasis"><text:span text:style-name="T2">Iraq</text:span></text:span><text:span text:style-name="T2"> and parts of </text:span><text:span text:style-name="Strong_20_Emphasis"><text:span text:style-name="T2">Syria, Turkey, Iran, and Kuwait</text:span></text:span><text:span text:style-name="T2">. 12. His goal was to </text:span><text:span text:style-name="Strong_20_Emphasis"><text:span text:style-name="T2">protect weak people and save everyone's life</text:span></text:span><text:span text:style-name="T2">, as well as making people think before doing something wrong. 13. They had to </text:span><text:span text:style-name="Strong_20_Emphasis"><text:span text:style-name="T2">give it back and pay a fine</text:span></text:span><text:span text:style-name="T2">. 14. It is one of the </text:span><text:span text:style-name="Strong_20_Emphasis"><text:span text:style-name="T2">first written laws in the world</text:span></text:span><text:span text:style-name="T2">, and it helped other civilizations make their own laws later. 15. They watched the </text:span><text:span text:style-name="Strong_20_Emphasis"><text:span text:style-name="T2">Sun, Moon, and stars</text:span></text:span><text:span text:style-name="T2">, and tried to understand when the Moon would change shape or when eclipses would happen. 16. They were not really "hanging", but were </text:span><text:span text:style-name="Strong_20_Emphasis"><text:span text:style-name="T2">big terraces with trees, flowers, and waterfalls</text:span></text:span><text:span text:style-name="T2"> that looked like a green mountain. 17. The gate was full of pictures of </text:span><text:span text:style-name="Strong_20_Emphasis"><text:span text:style-name="T2">lions, dragons, and bulls</text:span></text:span><text:span text:style-name="T2">, which were symbols of </text:span><text:span text:style-name="Strong_20_Emphasis"><text:span text:style-name="T2">power and protection</text:span></text:span><text:span text:style-name="T2">. 18. They were known for their strong army because they used </text:span><text:span text:style-name="Strong_20_Emphasis"><text:span text:style-name="T2">fast war chariots and iron weapons</text:span></text:span><text:span text:style-name="T2">. 19. He made a </text:span><text:span text:style-name="Strong_20_Emphasis"><text:span text:style-name="T2">great library full of clay tablets</text:span></text:span><text:span text:style-name="T2">. 20. After a big battle with Egypt, they signed </text:span><text:span text:style-name="Strong_20_Emphasis"><text:span text:style-name="T2">one of the first peace treaties in history</text:span></text:span><text:span text:style-name="T2">.</text:span></text:p>
      <text:p text:style-name="P8"><text:span text:style-name="Strong_20_Emphasis"><text:span text:style-name="T2">True or False:</text:span></text:span><text:span text:style-name="T2"> 21. </text:span><text:span text:style-name="Strong_20_Emphasis"><text:span text:style-name="T2">True</text:span></text:span><text:span text:style-name="T2"> (Explorers found it in 1901). 22. </text:span><text:span text:style-name="Strong_20_Emphasis"><text:span text:style-name="T2">True</text:span></text:span><text:span text:style-name="T2"> (Their calendar had 12 months). 23. </text:span><text:span text:style-name="Strong_20_Emphasis"><text:span text:style-name="T2">False</text:span></text:span><text:span text:style-name="T2"> (They were not really "hanging", they were big terraces). 24. </text:span><text:span text:style-name="Strong_20_Emphasis"><text:span text:style-name="T2">True</text:span></text:span><text:span text:style-name="T2"> (The bull on the Ishtar Gate was the sacred animal of the god Adad). 25. </text:span><text:span text:style-name="Strong_20_Emphasis"><text:span text:style-name="T2">False</text:span></text:span><text:span text:style-name="T2"> (Hattusa was the capital of the Hittites; the Assyrians' most famous city was Nineveh). 26. </text:span><text:span text:style-name="Strong_20_Emphasis"><text:span text:style-name="T2">True</text:span></text:span><text:span text:style-name="T2"> (They signed one of the first peace treaties in history). 27. </text:span><text:span text:style-name="Strong_20_Emphasis"><text:span text:style-name="T2">True</text:span></text:span><text:span text:style-name="T2"> (They divided their land into provinces and chose leaders to collect taxes and keep order). 28. </text:span><text:span text:style-name="Strong_20_Emphasis"><text:span text:style-name="T2">False</text:span></text:span><text:span text:style-name="T2"> (The First Babylonian Empire is the Old Babylonian; the Second is the Neo-Babylonian). 29. </text:span><text:span text:style-name="Strong_20_Emphasis"><text:span text:style-name="T2">True</text:span></text:span><text:span text:style-name="T2"> (Many Babylonians spoke Akkadian or similar languages). 30. </text:span><text:span text:style-name="Strong_20_Emphasis"><text:span text:style-name="T2">True</text:span></text:span><text:span text:style-name="T2"> (One Amorite king was Hammurabi).</text:span></text:p>
      <text:p text:style-name="P11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18:04:16.986798900</meta:creation-date>
    <dc:date>2026-02-28T12:22:04.446285900</dc:date>
    <meta:editing-duration>PT12M13S</meta:editing-duration>
    <meta:editing-cycles>4</meta:editing-cycles>
    <meta:generator>LibreOffice/26.2.0.3$Windows_X86_64 LibreOffice_project/620$Build-3</meta:generator>
    <meta:document-statistic meta:table-count="0" meta:image-count="0" meta:object-count="0" meta:page-count="5" meta:paragraph-count="87" meta:word-count="956" meta:character-count="5264" meta:non-whitespace-character-count="4381"/>
  </office:meta>
</office:document-meta>
</file>